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2"/>{</text:p>
      <text:p text:style-name="Standard"><text:s text:c="4"/>"name": "Marc Ibós",</text:p>
      <text:p text:style-name="Standard"><text:s text:c="4"/>"images": [</text:p>
      <text:p text:style-name="Standard"><text:s text:c="6"/>"Marc-1.webp",</text:p>
      <text:p text:style-name="Standard"><text:s text:c="6"/>"Marc-2.webp"</text:p>
      <text:p text:style-name="Standard"><text:s text:c="4"/>],</text:p>
      <text:p text:style-name="Standard"><text:s text:c="4"/>"position": "Chief Executive Officer"</text:p>
      <text:p text:style-name="Standard"><text:s text:c="2"/>},</text:p>
      <text:p text:style-name="Standard"><text:s text:c="2"/>{</text:p>
      <text:p text:style-name="Standard"><text:s text:c="4"/>"name": "Oriol Aldomà",</text:p>
      <text:p text:style-name="Standard"><text:s text:c="4"/>"images": [</text:p>
      <text:p text:style-name="Standard"><text:s text:c="6"/>"Oriol-1.webp",</text:p>
      <text:p text:style-name="Standard"><text:s text:c="6"/>"Oriol-2.webp"</text:p>
      <text:p text:style-name="Standard"><text:s text:c="4"/>],</text:p>
      <text:p text:style-name="Standard"><text:s text:c="4"/>"position": "Chief Executive Officer"</text:p>
      <text:p text:style-name="Standard"><text:s text:c="2"/>},</text:p>
      <text:p text:style-name="Standard"><text:s text:c="2"/>{</text:p>
      <text:p text:style-name="Standard"><text:s text:c="4"/>"name": "Silvia Sampere",</text:p>
      <text:p text:style-name="Standard"><text:s text:c="4"/>"images": [</text:p>
      <text:p text:style-name="Standard"><text:s text:c="6"/>"Silvia-1.webp",</text:p>
      <text:p text:style-name="Standard"><text:s text:c="6"/>"Silvia-2.webp"</text:p>
      <text:p text:style-name="Standard"><text:s text:c="4"/>],</text:p>
      <text:p text:style-name="Standard"><text:s text:c="4"/>"position": "Chief Commercial Officer"</text:p>
      <text:p text:style-name="Standard"><text:s text:c="2"/>},</text:p>
      <text:p text:style-name="Standard"><text:s text:c="2"/>{</text:p>
      <text:p text:style-name="Standard"><text:s text:c="4"/>"name": "Núria Vilamajó",</text:p>
      <text:p text:style-name="Standard"><text:s text:c="4"/>"images": [</text:p>
      <text:p text:style-name="Standard"><text:s text:c="6"/>"Nuria-1.webp",</text:p>
      <text:p text:style-name="Standard"><text:s text:c="6"/>"Nuria-2.webp"</text:p>
      <text:p text:style-name="Standard"><text:s text:c="4"/>],</text:p>
      <text:p text:style-name="Standard"><text:s text:c="4"/>"position": "Customer Care Manager"</text:p>
      <text:p text:style-name="Standard"><text:s text:c="2"/>},</text:p>
      <text:p text:style-name="Standard"><text:s text:c="2"/>{</text:p>
      <text:p text:style-name="Standard"><text:s text:c="4"/>"name": "Òscar Ximénez",</text:p>
      <text:p text:style-name="Standard"><text:s text:c="4"/>"images": [</text:p>
      <text:p text:style-name="Standard"><text:s text:c="6"/>"Oscar-1.webp",</text:p>
      <text:p text:style-name="Standard"><text:s text:c="6"/>"Oscar-2.webp"</text:p>
      <text:p text:style-name="Standard"><text:s text:c="4"/>],</text:p>
      <text:p text:style-name="Standard"><text:s text:c="4"/>"position": "Operations Manager"</text:p>
      <text:p text:style-name="Standard"><text:s text:c="2"/>},</text:p>
      <text:p text:style-name="Standard"><text:s text:c="2"/>{</text:p>
      <text:p text:style-name="Standard"><text:s text:c="4"/>"name": "Aurora Beatrici",</text:p>
      <text:p text:style-name="Standard"><text:s text:c="4"/>"images": [</text:p>
      <text:p text:style-name="Standard"><text:s text:c="6"/>"Aurora-1.webp",</text:p>
      <text:p text:style-name="Standard"><text:s text:c="6"/>"Aurora-2.webp"</text:p>
      <text:p text:style-name="Standard"><text:s text:c="4"/>],</text:p>
      <text:p text:style-name="Standard"><text:s text:c="4"/>"position": "Community Manager &amp; Brand Manager"</text:p>
      <text:p text:style-name="Standard"><text:s text:c="2"/>},</text:p>
      <text:p text:style-name="Standard"><text:s text:c="2"/>{</text:p>
      <text:p text:style-name="Standard"><text:s text:c="4"/>"name": "Mònica Serret",</text:p>
      <text:p text:style-name="Standard"><text:s text:c="4"/>"images": [</text:p>
      <text:p text:style-name="Standard"><text:soft-page-break/><text:s text:c="6"/>"Monica-1.webp",</text:p>
      <text:p text:style-name="Standard"><text:s text:c="6"/>"Monica-2.webp"</text:p>
      <text:p text:style-name="Standard"><text:s text:c="4"/>],</text:p>
      <text:p text:style-name="Standard"><text:s text:c="4"/>"position": "Content Creator &amp; Customer Care"</text:p>
      <text:p text:style-name="Standard"><text:s text:c="2"/>},</text:p>
      <text:p text:style-name="Standard"><text:s text:c="2"/>{</text:p>
      <text:p text:style-name="Standard"><text:s text:c="4"/>"name": "Aleix Martínez",</text:p>
      <text:p text:style-name="Standard"><text:s text:c="4"/>"images": [</text:p>
      <text:p text:style-name="Standard"><text:s text:c="6"/>"Aleix-1.webp",</text:p>
      <text:p text:style-name="Standard"><text:s text:c="6"/>"Aleix-2.webp"</text:p>
      <text:p text:style-name="Standard"><text:s text:c="4"/>],</text:p>
      <text:p text:style-name="Standard"><text:s text:c="4"/>"position": "Full Stack Developer"</text:p>
      <text:p text:style-name="Standard"><text:s text:c="2"/>},</text:p>
      <text:p text:style-name="Standard"><text:s text:c="2"/>{</text:p>
      <text:p text:style-name="Standard"><text:s text:c="4"/>"name": "Marek Vasilev",</text:p>
      <text:p text:style-name="Standard"><text:s text:c="4"/>"images": [</text:p>
      <text:p text:style-name="Standard"><text:s text:c="6"/>"Marek-1.webp",</text:p>
      <text:p text:style-name="Standard"><text:s text:c="6"/>"Marek-2.webp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Mustapha Benammou",</text:p>
      <text:p text:style-name="Standard"><text:s text:c="4"/>"images": [</text:p>
      <text:p text:style-name="Standard"><text:s text:c="6"/>"Musta-1.webp",</text:p>
      <text:p text:style-name="Standard"><text:s text:c="6"/>"Musta-2.webp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Daniel Tarragona",</text:p>
      <text:p text:style-name="Standard"><text:s text:c="4"/>"images": [</text:p>
      <text:p text:style-name="Standard"><text:s text:c="6"/>"Dani-1.webp",</text:p>
      <text:p text:style-name="Standard"><text:s text:c="6"/>"Dani-2.webp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Ysabel Salazar",</text:p>
      <text:p text:style-name="Standard"><text:s text:c="4"/>"images": [</text:p>
      <text:p text:style-name="Standard"><text:s text:c="6"/>"Ysabel-1.jpg",</text:p>
      <text:p text:style-name="Standard"><text:s text:c="6"/>"Ysabel-2.jpg"</text:p>
      <text:p text:style-name="Standard"><text:s text:c="4"/>],</text:p>
      <text:p text:style-name="Standard"><text:s text:c="4"/>"position": "Administrative"</text:p>
      <text:p text:style-name="Standard"><text:s text:c="2"/>},</text:p>
      <text:p text:style-name="Standard"><text:s text:c="2"/>{</text:p>
      <text:p text:style-name="Standard"><text:s text:c="4"/>"name": "Luis Ramírez",</text:p>
      <text:p text:style-name="Standard"><text:s text:c="4"/>"images": [</text:p>
      <text:p text:style-name="Standard"><text:s text:c="6"/>"Luis-1.jpg",</text:p>
      <text:p text:style-name="Standard"><text:s text:c="6"/>"Luis-2.jpg"</text:p>
      <text:p text:style-name="Standard"><text:s text:c="4"/>],</text:p>
      <text:p text:style-name="Standard"><text:s text:c="4"/>"position": "Tech Lead Full Stack Developer"</text:p>
      <text:p text:style-name="Standard"><text:soft-page-break/><text:s text:c="2"/>},</text:p>
      <text:p text:style-name="Standard"><text:s text:c="2"/>{</text:p>
      <text:p text:style-name="Standard"><text:s text:c="4"/>"name": "Sara Dias",</text:p>
      <text:p text:style-name="Standard"><text:s text:c="4"/>"images": [</text:p>
      <text:p text:style-name="Standard"><text:s text:c="6"/>"Sara-1.jpg",</text:p>
      <text:p text:style-name="Standard"><text:s text:c="6"/>"Sara-2.jpg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Lucelia Vieira",</text:p>
      <text:p text:style-name="Standard"><text:s text:c="4"/>"images": [</text:p>
      <text:p text:style-name="Standard"><text:s text:c="6"/>"Luz-1.webp",</text:p>
      <text:p text:style-name="Standard"><text:s text:c="6"/>"Luz-2.webp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Mercè Gonzalez",</text:p>
      <text:p text:style-name="Standard"><text:s text:c="4"/>"images": [</text:p>
      <text:p text:style-name="Standard"><text:s text:c="6"/>"Merce-1.webp",</text:p>
      <text:p text:style-name="Standard"><text:s text:c="6"/>"Merce-2.webp"</text:p>
      <text:p text:style-name="Standard"><text:s text:c="4"/>],</text:p>
      <text:p text:style-name="Standard"><text:s text:c="4"/>"position": "Customer Care"</text:p>
      <text:p text:style-name="Standard"><text:s text:c="2"/>},</text:p>
      <text:p text:style-name="Standard"><text:s text:c="2"/>{</text:p>
      <text:p text:style-name="Standard"><text:s text:c="4"/>"name": "Brian Acuna",</text:p>
      <text:p text:style-name="Standard"><text:s text:c="4"/>"images": [</text:p>
      <text:p text:style-name="Standard"><text:s text:c="6"/>"Brian-1.webp",</text:p>
      <text:p text:style-name="Standard"><text:s text:c="6"/>"Brian-2.webp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Roger Gutiérrez",</text:p>
      <text:p text:style-name="Standard"><text:s text:c="4"/>"images": [</text:p>
      <text:p text:style-name="Standard"><text:s text:c="6"/>"Roger-1.webp",</text:p>
      <text:p text:style-name="Standard"><text:s text:c="6"/>"Roger-2.webp"</text:p>
      <text:p text:style-name="Standard"><text:s text:c="4"/>],</text:p>
      <text:p text:style-name="Standard"><text:s text:c="4"/>"position": "Full Stack Developer"</text:p>
      <text:p text:style-name="Standard"><text:s text:c="2"/>},</text:p>
      <text:p text:style-name="Standard"><text:s text:c="2"/>{</text:p>
      <text:p text:style-name="Standard"><text:s text:c="4"/>"name": "Gleyri Fajardo",</text:p>
      <text:p text:style-name="Standard"><text:s text:c="4"/>"images": [</text:p>
      <text:p text:style-name="Standard"><text:s text:c="6"/>"Gleyri-1.jpg",</text:p>
      <text:p text:style-name="Standard"><text:s text:c="6"/>"Gleyri-2.jpg"</text:p>
      <text:p text:style-name="Standard"><text:s text:c="4"/>],</text:p>
      <text:p text:style-name="Standard"><text:s text:c="4"/>"position": "Administrative"</text:p>
      <text:p text:style-name="Standard"><text:s text:c="2"/>},</text:p>
      <text:p text:style-name="Standard"><text:s text:c="2"/>{</text:p>
      <text:p text:style-name="Standard"><text:s text:c="4"/>"name": "Pamara Drame",</text:p>
      <text:p text:style-name="Standard"><text:s text:c="4"/>"images": [</text:p>
      <text:p text:style-name="Standard"><text:soft-page-break/><text:s text:c="6"/>"Pamara-1.jpg",</text:p>
      <text:p text:style-name="Standard"><text:s text:c="6"/>"Pamara-2.jpg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Cristina Delgado",</text:p>
      <text:p text:style-name="Standard"><text:s text:c="4"/>"images": [</text:p>
      <text:p text:style-name="Standard"><text:s text:c="6"/>"Cristina-1.jpg",</text:p>
      <text:p text:style-name="Standard"><text:s text:c="6"/>"Cristina-2.jpg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Yuskenssis Maldonado",</text:p>
      <text:p text:style-name="Standard"><text:s text:c="4"/>"images": [</text:p>
      <text:p text:style-name="Standard"><text:s text:c="6"/>"Yuskenssis-1.jpg",</text:p>
      <text:p text:style-name="Standard"><text:s text:c="6"/>"Yuskenssis-2.jpg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Muhammad Abubakar",</text:p>
      <text:p text:style-name="Standard"><text:s text:c="4"/>"images": [</text:p>
      <text:p text:style-name="Standard"><text:s text:c="6"/>"Muhammad-1.jpg",</text:p>
      <text:p text:style-name="Standard"><text:s text:c="6"/>"Muhammad-2.jpg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Saikou Jaiteh",</text:p>
      <text:p text:style-name="Standard"><text:s text:c="4"/>"images": [</text:p>
      <text:p text:style-name="Standard"><text:s text:c="6"/>"Saikou-1.jpg",</text:p>
      <text:p text:style-name="Standard"><text:s text:c="6"/>"Saikou-2.jpg"</text:p>
      <text:p text:style-name="Standard"><text:s text:c="4"/>],</text:p>
      <text:p text:style-name="Standard"><text:s text:c="4"/>"position": "Production Staff"</text:p>
      <text:p text:style-name="Standard"><text:s text:c="2"/>},</text:p>
      <text:p text:style-name="Standard"><text:s text:c="2"/>{</text:p>
      <text:p text:style-name="Standard"><text:s text:c="4"/>"name": "Gonzalo Ruiz",</text:p>
      <text:p text:style-name="Standard"><text:s text:c="4"/>"images": [</text:p>
      <text:p text:style-name="Standard"><text:s text:c="6"/>"Gonzalo-1.webp",</text:p>
      <text:p text:style-name="Standard"><text:s text:c="6"/>"Gonzalo-2.webp"</text:p>
      <text:p text:style-name="Standard"><text:s text:c="4"/>],</text:p>
      <text:p text:style-name="Standard"><text:s text:c="4"/>"position": "Account Executive"</text:p>
      <text:p text:style-name="Standard"><text:s text:c="2"/>}</text:p>
      <text:p text:style-name="Standard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1:46:12.751878099</meta:creation-date>
    <dc:date>2024-03-15T11:46:40.150179676</dc:date>
    <meta:editing-duration>PT27S</meta:editing-duration>
    <meta:editing-cycles>1</meta:editing-cycles>
    <meta:document-statistic meta:table-count="0" meta:image-count="0" meta:object-count="0" meta:page-count="4" meta:paragraph-count="202" meta:word-count="340" meta:character-count="3381" meta:non-whitespace-character-count="2443"/>
    <meta:generator>LibreOffice/7.3.7.2$Linux_X86_64 LibreOffice_project/30$Build-2</meta:generator>
  </office:meta>
</office:document-meta>
</file>